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onospace" svg:font-family="monospace"/>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sans-serif" fo:font-size="23.25pt"/>
    </style:style>
    <style:style style:name="P2" style:family="paragraph" style:parent-style-name="Standard">
      <style:text-properties style:font-name="sans-serif" fo:font-size="15.75pt"/>
    </style:style>
    <style:style style:name="P3" style:family="paragraph" style:parent-style-name="Standard">
      <style:text-properties style:font-name="sans-serif" fo:font-size="12pt"/>
    </style:style>
    <style:style style:name="P4" style:family="paragraph" style:parent-style-name="Standard">
      <style:text-properties style:font-name="sans-serif" fo:font-size="12pt" officeooo:paragraph-rsid="00150b25"/>
    </style:style>
    <style:style style:name="P5" style:family="paragraph" style:parent-style-name="Standard">
      <style:text-properties style:font-name="monospace" fo:font-size="13.5pt"/>
    </style:style>
    <style:style style:name="T1" style:family="text">
      <style:text-properties style:font-name="monospace" fo:font-size="13.5pt"/>
    </style:style>
    <style:style style:name="T2" style:family="text">
      <style:text-properties style:font-name="monospace" fo:font-size="25.5pt"/>
    </style:style>
    <style:style style:name="T3" style:family="text">
      <style:text-properties fo:font-size="12.75pt"/>
    </style:style>
    <style:style style:name="T4" style:family="text">
      <style:text-properties style:font-name="sans-serif" fo:font-size="12pt"/>
    </style:style>
    <style:style style:name="T5" style:family="text">
      <style:text-properties officeooo:rsid="0019000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EVELOPING A <text:span text:style-name="T2">CUSTOM LINUX SHELL</text:span></text:p>
      <text:p text:style-name="Standard"/>
      <text:p text:style-name="P2">1 <text:span text:style-name="T5">I</text:span><text:span text:style-name="T3">NTRODUCTION</text:span></text:p>
      <text:p text:style-name="P3">The <text:span text:style-name="T1">command shell </text:span>is the interface between the user and the OS in Linux. Just like how a user interacts with the computer system through the graphical user interface, the shell is yet another such interface, but is one of the most preferred interfaces among the developers for reasons obvious to the developer community. As computer engineers, it is imperative for us to understand how the shell works. This assignment will give you an insight into the internals of Linux <text:span text:style-name="T1">shell commands </text:span>and how the shell executes them in turn making you further inquisitive of the internals of an OS.</text:p>
      <text:p text:style-name="P2">2 P<text:span text:style-name="T3">ROBLEM </text:span>S<text:span text:style-name="T3">TATEMENT</text:span></text:p>
      <text:p text:style-name="P3">To understand the working of a <text:span text:style-name="T1">command shell </text:span>involving aspects such as</text:p>
      <text:p text:style-name="P3">creating a process, loading a program and also get an insight into the</text:p>
      <text:p text:style-name="P3">/proc directory. Write a C program which will act like a mini command shell</text:p>
      <text:p text:style-name="P3">. It will have a prompt and will accept the following commands and perform the required actions. The commands listed below should be coded as individually executable programs themselves, and should be able to accept command line arguments. The shell will load these commands through the combination of</text:p>
      <text:p text:style-name="P5">fork+exec <text:span text:style-name="T4">functions and execute them:-</text:span></text:p>
      <text:p text:style-name="P3">1.</text:p>
      <text:p text:style-name="P3">mypwd</text:p>
      <text:p text:style-name="P3">- Print the present working directory to STDOUT</text:p>
      <text:p text:style-name="P3"/>
      <text:p text:style-name="P3">2.</text:p>
      <text:p text:style-name="P3">mymkdir</text:p>
      <text:p text:style-name="P3">- Creates a directory.</text:p>
      <text:p text:style-name="P3">Sample Inputs:</text:p>
      <text:p text:style-name="P3">Single directory :</text:p>
      <text:p text:style-name="P5">mymkdir <text:span text:style-name="T4">dir1</text:span></text:p>
      <text:p text:style-name="P5"><text:span text:style-name="T4"/></text:p>
      <text:p text:style-name="P3">Multiple directories :</text:p>
      <text:p text:style-name="P5">mymkdir <text:span text:style-name="T4">dir1 dir2 dir2/dir3</text:span></text:p>
      <text:p text:style-name="P3">Absolute Path :</text:p>
      <text:p text:style-name="P5">mymkdir <text:s/><text:span text:style-name="T4">/rootpath/subdir/subdir2</text:span></text:p>
      <text:p text:style-name="P5"><text:span text:style-name="T4"/></text:p>
      <text:p text:style-name="P3">3.</text:p>
      <text:p text:style-name="P3">mycd</text:p>
      <text:p text:style-name="P3">- Change Current Working Directory </text:p>
      <text:p text:style-name="P3">(CWD)</text:p>
      <text:p text:style-name="P3">to specified directory.</text:p>
      <text:p text:style-name="P3">4.</text:p>
      <text:p text:style-name="P3">myrm</text:p>
      <text:p text:style-name="P3">- Remove a directory or a file. If a directory is to be removed, the files inside the directory should be deleted prior to deletion of the directory.</text:p>
      <text:p text:style-name="P3">Sample Inputs:</text:p>
      <text:p text:style-name="P3">Remove file(s) :</text:p>
      <text:p text:style-name="P5">myrm <text:span text:style-name="T4">file1 file2 file3</text:span></text:p>
      <text:p text:style-name="P5"><text:span text:style-name="T4"/></text:p>
      <text:p text:style-name="P3"><text:soft-page-break/>Remove empty directory :</text:p>
      <text:p text:style-name="P5">myrm <text:span text:style-name="T4">-d dir1</text:span></text:p>
      <text:p text:style-name="P3">Remove a directory and its contents :</text:p>
      <text:p text:style-name="P5">myrm <text:span text:style-name="T4">-r dir2</text:span></text:p>
      <text:p text:style-name="P5"><text:span text:style-name="T4"/></text:p>
      <text:p text:style-name="P3">5.</text:p>
      <text:p text:style-name="P4">mymv </text:p>
      <text:p text:style-name="P4">- Move a file/Directory</text:p>
      <text:p text:style-name="P3">from one location to another. Delete the original direc-</text:p>
      <text:p text:style-name="P3">tory after moving the contents.</text:p>
      <text:p text:style-name="P3">Sample Inputs:</text:p>
      <text:p text:style-name="P3">Move file(s) :</text:p>
      <text:p text:style-name="P5">mymv <text:span text:style-name="T4">sourceFile targetFile</text:span></text:p>
      <text:p text:style-name="P3">Move Directory(s) :</text:p>
      <text:p text:style-name="P5">mymv <text:span text:style-name="T4">sourceDirectory targetDirectory</text:span></text:p>
      <text:p text:style-name="P3">6.</text:p>
      <text:p text:style-name="P3">myps</text:p>
      <text:p text:style-name="P3">- List all processes for the</text:p>
      <text:p text:style-name="P3">current user</text:p>
      <text:p text:style-name="P3">without regards to the present terminal.</text:p>
      <text:p text:style-name="P3">Options : -a</text:p>
      <text:p text:style-name="P3">List all processes running on the system</text:p>
      <text:p text:style-name="P3"/>
      <text:p text:style-name="P3">7.</text:p>
      <text:p text:style-name="P3">myls</text:p>
      <text:p text:style-name="P3">- List the Directory contents. Output should be same as</text:p>
      <text:p text:style-name="P5">ls -l</text:p>
      <text:p text:style-name="P3">on a linux shell.</text:p>
      <text:p text:style-name="P3"/>
      <text:p text:style-name="P3">8.</text:p>
      <text:p text:style-name="P3">mytail</text:p>
      <text:p text:style-name="P3">- Print the last ’n’ lines of input file.</text:p>
      <text:p text:style-name="P3">Options :</text:p>
      <text:p text:style-name="Standard">•</text:p>
      <text:p text:style-name="P3">&lt;N&gt;</text:p>
      <text:p text:style-name="P3">Number of lines from end to print.</text:p>
      <text:p text:style-name="Standard">•</text:p>
      <text:p text:style-name="P3">&lt;filename&gt;</text:p>
      <text:p text:style-name="P3">Filename of the input file.</text:p>
      <text:p text:style-name="P3">Sample Input :</text:p>
      <text:p text:style-name="P5">mytail -10 file1.txt</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onospace" svg:font-family="monospace"/>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5T21:56:33.928179838</meta:creation-date>
    <dc:date>2017-03-05T22:01:36.792096274</dc:date>
    <meta:editing-duration>PT5M2S</meta:editing-duration>
    <meta:editing-cycles>5</meta:editing-cycles>
    <meta:generator>LibreOffice/5.1.6.2$Linux_X86_64 LibreOffice_project/10m0$Build-2</meta:generator>
    <meta:document-statistic meta:table-count="0" meta:image-count="0" meta:object-count="0" meta:page-count="2" meta:paragraph-count="71" meta:word-count="417" meta:character-count="2404" meta:non-whitespace-character-count="2055"/>
  </office:meta>
</office:document-meta>
</file>